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200000253927C603ADFF49DD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draw:marker-start-width="0.279cm" draw:marker-end-width="0.279cm" draw:fill="solid" draw:fill-color="#ffffff" draw:textarea-horizontal-align="justify" draw:textarea-vertical-align="middle" draw:auto-grow-height="false" fo:min-height="0.713cm" fo:min-width="6.671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81cm" svg:stroke-color="#729fcf" draw:marker-start-width="0.321cm" draw:marker-end="Rounded_20_short_20_Arrow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729fc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.053cm" svg:stroke-color="#94070a" draw:marker-start-width="0.379cm" draw:marker-end-width="0.379cm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Times New Roman" fo:font-size="17.899999618530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Times New Roman" fo:font-size="17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2" xml:id="id2" draw:id="id2" draw:layer="layout" svg:width="7.223cm" svg:height="1.015cm" svg:x="4.318cm" svg:y="4.572cm">
            <text:p text:style-name="P1"><text:span text:style-name="T1">P</text:span><text:span text:style-name="T1">ar</text:span><text:span text:style-name="T1">ti</text:span><text:span text:style-name="T1">cl</text:span><text:span text:style-name="T1">es </text:span><text:span text:style-name="T1">M</text:span><text:span text:style-name="T1">ot</text:span><text:span text:style-name="T1">io</text:span><text:span text:style-name="T1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7.223cm" svg:height="1.015cm" svg:x="4.318cm" svg:y="6.772cm">
            <text:p text:style-name="P1"><text:span text:style-name="T1">Linear Interpol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1" draw:id="id1" draw:layer="layout" svg:width="7.223cm" svg:height="1.015cm" svg:x="4.318cm" svg:y="8.972cm">
            <text:p text:style-name="P1"><text:span text:style-name="T1">Calculate Field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7.874cm" svg:y1="5.587cm" svg:x2="7.874cm" svg:y2="6.772cm">
            <text:p/>
          </draw:line>
          <draw:line draw:style-name="gr2" draw:text-style-name="P3" draw:layer="layout" svg:x1="7.874cm" svg:y1="7.767cm" svg:x2="7.874cm" svg:y2="8.952cm">
            <text:p/>
          </draw:line>
          <draw:connector draw:style-name="gr3" draw:text-style-name="P3" draw:layer="layout" draw:line-skew="0.155cm -8.257cm -0.234cm" svg:x1="7.929cm" svg:y1="9.987cm" svg:x2="7.929cm" svg:y2="4.572cm" draw:start-shape="id1" draw:start-glue-point="2" draw:end-shape="id2" draw:end-glue-point="0" svg:d="M7929 9987v681h-4119v-6858h4119v762" svg:viewBox="0 0 4120 6859">
            <text:p/>
          </draw:connector>
        </draw:g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5" draw:text-style-name="P5" draw:layer="layout" svg:width="26.999cm" svg:height="15.183cm" svg:x="0.354cm" svg:y="0.311cm">
          <draw:image xlink:href="Pictures/100002010000042200000253927C603ADFF49DD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09T10:58:50.287884158</meta:creation-date>
    <dc:date>2021-06-09T13:45:44.841916554</dc:date>
    <meta:editing-duration>PT2H41M37S</meta:editing-duration>
    <meta:editing-cycles>3</meta:editing-cycles>
    <meta:generator>LibreOffice/6.0.7.3$Linux_X86_64 LibreOffice_project/00m0$Build-3</meta:generator>
    <meta:document-statistic meta:object-count="33"/>
  </office:meta>
</office:document-meta>
</file>